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c85d"/>
    </style:style>
    <style:style style:name="P2" style:family="paragraph" style:parent-style-name="Text_20_body">
      <style:text-properties officeooo:paragraph-rsid="001424c3"/>
    </style:style>
    <style:style style:name="P3" style:family="paragraph" style:parent-style-name="Text_20_body">
      <style:text-properties officeooo:paragraph-rsid="0016366e"/>
    </style:style>
    <style:style style:name="T1" style:family="text">
      <style:text-properties officeooo:rsid="0011c85d"/>
    </style:style>
    <style:style style:name="T2" style:family="text">
      <style:text-properties officeooo:rsid="001424c3"/>
    </style:style>
    <style:style style:name="T3" style:family="text">
      <style:text-properties fo:font-style="italic" officeooo:rsid="001424c3" style:font-style-asian="italic" style:font-style-complex="italic"/>
    </style:style>
    <style:style style:name="T4" style:family="text">
      <style:text-properties fo:font-style="italic" officeooo:rsid="00176320" style:font-style-asian="italic" style:font-style-complex="italic"/>
    </style:style>
    <style:style style:name="T5" style:family="text">
      <style:text-properties fo:font-style="normal" officeooo:rsid="00160ce8" style:font-style-asian="normal" style:font-style-complex="normal"/>
    </style:style>
    <style:style style:name="T6" style:family="text">
      <style:text-properties fo:font-style="normal" officeooo:rsid="0016366e" style:font-style-asian="normal" style:font-style-complex="normal"/>
    </style:style>
    <style:style style:name="T7" style:family="text">
      <style:text-properties fo:font-style="normal" officeooo:rsid="00176320" style:font-style-asian="normal" style:font-style-complex="normal"/>
    </style:style>
    <style:style style:name="T8" style:family="text">
      <style:text-properties fo:font-style="normal" officeooo:rsid="0017ea3a" style:font-style-asian="normal" style:font-style-complex="normal"/>
    </style:style>
    <style:style style:name="T9" style:family="text">
      <style:text-properties officeooo:rsid="0016366e"/>
    </style:style>
    <style:style style:name="T10" style:family="text">
      <style:text-properties style:font-name="Arial" fo:font-size="14.1000003814697pt" fo:font-weight="bold" officeooo:rsid="0016366e" style:font-name-asian="Microsoft YaHei" style:font-size-asian="14.1000003814697pt" style:font-weight-asian="bold" style:font-name-complex="Arial1" style:font-size-complex="14.1000003814697pt" style:font-weight-complex="bold"/>
    </style:style>
    <style:style style:name="T11" style:family="text">
      <style:text-properties officeooo:rsid="0017ea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</text:h>
      <text:p text:style-name="P1"><text:span text:style-name="T1">Dans l’univers, les corps en mouvement ont un impact les uns sur les autres, à des échelles très différentes. L’informatique est un outil qui a amené aux astronomes une façon de simuler ces forces à l’œuvre et de calculer des trajectoires. Les résultats sont simples à obtenir à la main lorsqu’il s’agit d’appliquer les formules à deux corps célestes mais gagnent très vite en complexité à mesure que le nombre de corps observé augmente, là où la vitesse de calcul des ordinateurs résout le problème sans difficulté.</text:span></text:p>
      <text:h text:style-name="Heading_20_1" text:outline-level="1"><text:span text:style-name="T1">La s</text:span>imulation orbitale</text:h>
      <text:h text:style-name="Heading_20_3" text:outline-level="3"><text:span text:style-name="T9">Système </text:span><text:span text:style-name="T10">d’unités astronomique</text:span></text:h>
      <text:p text:style-name="P2"><text:span text:style-name="T2">Lorsqu’on parle de mesures, de distance, de masse, de vitesse, de temps, etc., il faut pouvoir évaluer à quelle unité correspond quelle variable. En astronomie, les unités du système métrique sont moins pertinentes. On préfère compter en </text:span><text:span text:style-name="T3">ly</text:span><text:span text:style-name="T2"> (années lumières), en </text:span><text:span text:style-name="T3">au </text:span><text:span text:style-name="T5">(unité astronomique), en masses terrestres, en masses solaires, </text:span><text:span text:style-name="T6">etc.</text:span><text:span text:style-name="T5"> </text:span><text:span text:style-name="T7">Dans un premier temps,</text:span><text:span text:style-name="T6"> ces données sont plus parlantes avec </text:span><text:span text:style-name="T7">l’échelle</text:span><text:span text:style-name="T6"> ; </text:span><text:span text:style-name="T7">par exemple, </text:span><text:span text:style-name="T4">2.71au</text:span><text:span text:style-name="T7"> nous dit directement qu’on est à plus de deux fois et demi de la distance Terre-Soleil, alors que sa conversion en kilomètres, </text:span><text:span text:style-name="T4">4,0541E+8km</text:span><text:span text:style-name="T7">, ne nous apprend rien au premier coup d’œil.</text:span></text:p>
      <text:p text:style-name="P3"><text:span text:style-name="T5">O</text:span><text:span text:style-name="T6">n peut préciser dans la documentation quelle est l’unité par défaut utilisée pour chaque mesure mais on peut aussi créer des structures qui se chargeront de garder à la fois les valeurs et les unités de chaque mesure. Cela nous permettra en prime de facilement développer de quoi les convertir. </text:span><text:span text:style-name="T8">Qui plus est, dans le cadre de la simulation orbitale, les objets seront positionnées à des coordonnées écran ou des unités définies par la librairi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6T19:32:46.421000000</meta:creation-date>
    <dc:date>2021-06-06T22:35:34.698000000</dc:date>
    <meta:editing-duration>PT8M54S</meta:editing-duration>
    <meta:editing-cycles>3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6" meta:word-count="266" meta:character-count="1635" meta:non-whitespace-character-count="1375"/>
  </office:meta>
</office:document-meta>
</file>